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text-outline="false" style:font-name="ArialMT" fo:font-size="14pt" fo:letter-spacing="normal" style:text-underline-style="none" style:letter-kerning="false" style:font-name-asian="ArialMT" style:font-size-asian="14pt" style:font-name-complex="ArialMT" style:font-size-complex="14pt"/>
    </style:style>
    <style:style style:name="P2" style:family="paragraph" style:parent-style-name="Standard" style:list-style-name="">
      <style:paragraph-properties style:text-autospace="none"/>
      <style:text-properties style:use-window-font-color="true" style:text-outline="false" style:font-name="ArialMT" fo:font-size="20pt" fo:letter-spacing="normal" style:text-underline-style="none" fo:font-weight="bold" style:letter-kerning="false" style:font-name-asian="ArialMT" style:font-size-asian="20pt" style:font-weight-asian="bold" style:font-name-complex="ArialMT" style:font-size-complex="20pt" style:font-weight-complex="bold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style:text-autospace="none"/>
      <style:text-properties fo:color="#ff0000" style:text-outline="false" style:font-name="ArialMT" fo:font-size="14pt" fo:letter-spacing="normal" style:text-underline-style="none" fo:font-weight="bold" style:letter-kerning="false" style:font-name-asian="ArialMT" style:font-size-asian="14pt" style:font-weight-asian="bold" style:font-name-complex="ArialMT" style:font-size-complex="14pt" style:font-weight-complex="bold"/>
    </style:style>
    <style:style style:name="T1" style:family="text">
      <style:text-properties style:use-window-font-color="true" style:text-outline="false" style:font-name="ArialMT" fo:font-size="14pt" fo:letter-spacing="normal" style:text-underline-style="none" style:letter-kerning="false" style:font-name-asian="ArialMT" style:font-size-asian="14pt" style:font-name-complex="ArialMT" style:font-size-complex="14pt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h Susanna</text:p>
      <text:p text:style-name="P1"/>
      <text:p text:style-name="P4">G <text:s text:c="58"/>D</text:p>
      <text:p text:style-name="P1">I come from Alabama with my banjo on my knee.</text:p>
      <text:p text:style-name="P1"/>
      <text:p text:style-name="P4">G <text:s text:c="43"/>D <text:s text:c="4"/>G</text:p>
      <text:p text:style-name="P1">I'm going to Louisiana, my true love for to see.</text:p>
      <text:p text:style-name="P1"/>
      <text:p text:style-name="P1">It rained all night the day I left.</text:p>
      <text:p text:style-name="P1"/>
      <text:p text:style-name="P1"><text:s text:c="17"/><text:span text:style-name="T3"><text:s text:c="4"/>D</text:span></text:p>
      <text:p text:style-name="P1">The weather it was dry.</text:p>
      <text:p text:style-name="P4">G</text:p>
      <text:p text:style-name="P1">The sun so hot I froze to death.</text:p>
      <text:p text:style-name="P1"/>
      <text:p text:style-name="P4"><text:s text:c="9"/>D <text:s text:c="9"/>G</text:p>
      <text:p text:style-name="P1">Susanna don't you cry.</text:p>
      <text:p text:style-name="P1"/>
      <text:p text:style-name="P4">C <text:s text:c="21"/>G <text:s text:c="21"/>D</text:p>
      <text:p text:style-name="P1">Oh! Susanna, oh don't you cry for me.</text:p>
      <text:p text:style-name="P1"/>
      <text:p text:style-name="P4">G</text:p>
      <text:p text:style-name="P1">I come from Alabama</text:p>
      <text:p text:style-name="P1"/>
      <text:p text:style-name="P1"><text:s text:c="5"/><text:span text:style-name="T3"><text:s text:c="11"/>D <text:s text:c="5"/>G</text:span></text:p>
      <text:p text:style-name="P3"><text:span text:style-name="T1">With my banjo on my kn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rich Vormbrock</meta:initial-creator>
    <meta:creation-date>2015-10-31T12:16:41</meta:creation-date>
    <dc:date>2015-10-31T12:21:26</dc:date>
    <dc:creator>Ulrich Vormbrock</dc:creator>
    <meta:editing-duration>PT4M46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8" meta:word-count="80" meta:character-count="525"/>
  </office:meta>
</office:document-meta>
</file>